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4">
      <style:table-cell-properties fo:border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6.2937in" svg:height="3.5453in" svg:x="13.8413in" svg:y="8.0728in">
            <draw:object draw:notify-on-update-of-ranges="Planilha1.H49:Planilha1.H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43in" svg:height="3.5449in" svg:x="5.9583in" svg:y="14.4626in">
            <draw:object draw:notify-on-update-of-ranges="Planilha1.G82:Planilha1.G109 Planilha1.F81:Planilha1.F81 Planilha1.F82:Planilha1.F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5" table:default-cell-style-name="ce23"/>
        <table:table-column table:style-name="co5" table:number-columns-repeated="4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2" office:value-type="string" calcext:value-type="string" table:number-columns-spanned="5" table:number-rows-spanned="1">
            <text:p>Costs</text:p>
          </table:table-cell>
          <table:covered-table-cell table:number-columns-repeated="3" table:style-name="ce11"/>
          <table:covered-table-cell table:style-name="ce1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17"/>
          <table:table-cell table:number-columns-repeated="3"/>
          <table:table-cell table:style-name="ce2" office:value-type="string" calcext:value-type="string" table:number-columns-spanned="5" table:number-rows-spanned="1">
            <text:p>Costs</text:p>
          </table:table-cell>
          <table:covered-table-cell table:style-name="ce6"/>
          <table:covered-table-cell table:style-name="ce15"/>
          <table:covered-table-cell table:number-columns-repeated="2" table:style-name="ce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15"/>
          <table:table-cell/>
        </table:table-row>
        <table:table-row table:style-name="ro1">
          <table:table-cell table:style-name="ce1"/>
          <table:covered-table-cell table:style-name="ce3"/>
          <table:table-cell table:style-name="ce8" office:value-type="string" calcext:value-type="string">
            <text:p>stock</text:p>
          </table:table-cell>
          <table:table-cell table:style-name="ce12" office:value-type="string" calcext:value-type="string">
            <text:p>backlog</text:p>
          </table:table-cell>
          <table:table-cell table:style-name="ce12" office:value-type="string" calcext:value-type="string">
            <text:p>setup</text:p>
          </table:table-cell>
          <table:table-cell table:style-name="ce12" office:value-type="string" calcext:value-type="string">
            <text:p>production</text:p>
          </table:table-cell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used</text:p>
          </table:table-cell>
          <table:table-cell table:style-name="ce18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6" office:value-type="string" calcext:value-type="string">
            <text:p>stock</text:p>
          </table:table-cell>
          <table:table-cell table:style-name="ce6" office:value-type="string" calcext:value-type="string">
            <text:p>backlog</text:p>
          </table:table-cell>
          <table:table-cell table:style-name="ce15" office:value-type="string" calcext:value-type="string">
            <text:p>setup</text:p>
          </table:table-cell>
          <table:table-cell table:style-name="ce6" office:value-type="string" calcext:value-type="string">
            <text:p>production</text:p>
          </table:table-cell>
          <table:table-cell table:style-name="ce6" office:value-type="string" calcext:value-type="string">
            <text:p>total</text:p>
          </table:table-cell>
          <table:table-cell table:style-name="ce15" office:value-type="string" calcext:value-type="string">
            <text:p>used</text:p>
          </table:table-cell>
          <table:table-cell table:style-name="ce15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P7.txt</text:p>
          </table:table-cell>
          <table:table-cell table:style-name="ce4" office:value-type="string" calcext:value-type="string">
            <text:p>P1</text:p>
          </table:table-cell>
          <table:table-cell table:style-name="ce9" office:value-type="float" office:value="357711" calcext:value-type="float">
            <text:p>357,711.00</text:p>
          </table:table-cell>
          <table:table-cell table:style-name="ce13" office:value-type="float" office:value="20067.9" calcext:value-type="float">
            <text:p>20,067.90</text:p>
          </table:table-cell>
          <table:table-cell table:style-name="ce13" office:value-type="float" office:value="38435.4" calcext:value-type="float">
            <text:p>38,435.40</text:p>
          </table:table-cell>
          <table:table-cell table:style-name="ce13" office:value-type="float" office:value="226694" calcext:value-type="float">
            <text:p>226,694.00</text:p>
          </table:table-cell>
          <table:table-cell table:style-name="ce19" table:formula="of:=SUM([.C7:.F7])" office:value-type="float" office:value="642908.3" calcext:value-type="float">
            <text:p>642,908.30</text:p>
          </table:table-cell>
          <table:table-cell office:value-type="float" office:value="126308" calcext:value-type="float">
            <text:p>126,308.00</text:p>
          </table:table-cell>
          <table:table-cell table:style-name="ce19" office:value-type="float" office:value="195000" calcext:value-type="float">
            <text:p>195,000.00</text:p>
          </table:table-cell>
          <table:table-cell table:formula="of:=[.H7]/[.I7]" office:value-type="percentage" office:value="0.647733333333333" calcext:value-type="percentage">
            <text:p>64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M7:.P7])" office:value-type="float" office:value="649588.1" calcext:value-type="float">
            <text:p>649,588.10</text:p>
          </table:table-cell>
          <table:table-cell table:style-name="ce16" office:value-type="float" office:value="125500" calcext:value-type="float">
            <text:p>125,500.00</text:p>
          </table:table-cell>
          <table:table-cell table:style-name="ce16" office:value-type="float" office:value="126000" calcext:value-type="float">
            <text:p>126,000.00</text:p>
          </table:table-cell>
          <table:table-cell/>
        </table:table-row>
        <table:table-row table:style-name="ro1">
          <table:table-cell office:value-type="string" calcext:value-type="string">
            <text:p>P6.txt</text:p>
          </table:table-cell>
          <table:table-cell table:style-name="ce4" office:value-type="string" calcext:value-type="string">
            <text:p>P2</text:p>
          </table:table-cell>
          <table:table-cell table:style-name="ce9" office:value-type="float" office:value="13202.8" calcext:value-type="float">
            <text:p>13,202.80</text:p>
          </table:table-cell>
          <table:table-cell table:style-name="ce13" office:value-type="float" office:value="930.34" calcext:value-type="float">
            <text:p>930.34</text:p>
          </table:table-cell>
          <table:table-cell table:style-name="ce13" office:value-type="float" office:value="6368.75" calcext:value-type="float">
            <text:p>6,368.75</text:p>
          </table:table-cell>
          <table:table-cell table:style-name="ce13" office:value-type="float" office:value="267.316" calcext:value-type="float">
            <text:p>267.32</text:p>
          </table:table-cell>
          <table:table-cell table:style-name="ce19" table:formula="of:=SUM([.C8:.F8])" office:value-type="float" office:value="20769.206" calcext:value-type="float">
            <text:p>20,769.21</text:p>
          </table:table-cell>
          <table:table-cell office:value-type="float" office:value="25856" calcext:value-type="float">
            <text:p>25,856.00</text:p>
          </table:table-cell>
          <table:table-cell table:style-name="ce19" office:value-type="float" office:value="51000" calcext:value-type="float">
            <text:p>51,000.00</text:p>
          </table:table-cell>
          <table:table-cell table:formula="of:=[.H8]/[.I8]" office:value-type="percentage" office:value="0.506980392156863" calcext:value-type="percentage">
            <text:p>50.70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8:.P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/>
        </table:table-row>
        <table:table-row table:style-name="ro1">
          <table:table-cell office:value-type="string" calcext:value-type="string">
            <text:p>P8.txt</text:p>
          </table:table-cell>
          <table:table-cell table:style-name="ce4" office:value-type="string" calcext:value-type="string">
            <text:p>P3</text:p>
          </table:table-cell>
          <table:table-cell table:style-name="ce9" office:value-type="float" office:value="118962" calcext:value-type="float">
            <text:p>118,962.00</text:p>
          </table:table-cell>
          <table:table-cell table:style-name="ce13" office:value-type="float" office:value="26534.3" calcext:value-type="float">
            <text:p>26,534.30</text:p>
          </table:table-cell>
          <table:table-cell table:style-name="ce13" office:value-type="float" office:value="18411.3" calcext:value-type="float">
            <text:p>18,411.30</text:p>
          </table:table-cell>
          <table:table-cell table:style-name="ce13" office:value-type="float" office:value="312372" calcext:value-type="float">
            <text:p>312,372.00</text:p>
          </table:table-cell>
          <table:table-cell table:style-name="ce19" table:formula="of:=SUM([.C9:.F9])" office:value-type="float" office:value="476279.6" calcext:value-type="float">
            <text:p>476,279.60</text:p>
          </table:table-cell>
          <table:table-cell office:value-type="float" office:value="62447" calcext:value-type="float">
            <text:p>62,447.00</text:p>
          </table:table-cell>
          <table:table-cell table:style-name="ce19" office:value-type="float" office:value="105000" calcext:value-type="float">
            <text:p>105,000.00</text:p>
          </table:table-cell>
          <table:table-cell table:formula="of:=[.H9]/[.I9]" office:value-type="percentage" office:value="0.594733333333333" calcext:value-type="percentage">
            <text:p>59.47%</text:p>
          </table:table-cell>
          <table:table-cell table:number-columns-repeated="2"/>
          <table:table-cell table:style-name="ce16" table:number-columns-repeated="7"/>
          <table:table-cell/>
        </table:table-row>
        <table:table-row table:style-name="ro1">
          <table:table-cell office:value-type="string" calcext:value-type="string">
            <text:p>P9.txt</text:p>
          </table:table-cell>
          <table:table-cell table:style-name="ce4" office:value-type="string" calcext:value-type="string">
            <text:p>P4</text:p>
          </table:table-cell>
          <table:table-cell table:style-name="ce9" office:value-type="float" office:value="205631" calcext:value-type="float">
            <text:p>205,631.00</text:p>
          </table:table-cell>
          <table:table-cell table:style-name="ce13" office:value-type="float" office:value="27673.5" calcext:value-type="float">
            <text:p>27,673.50</text:p>
          </table:table-cell>
          <table:table-cell table:style-name="ce13" office:value-type="float" office:value="78430.9" calcext:value-type="float">
            <text:p>78,430.90</text:p>
          </table:table-cell>
          <table:table-cell table:style-name="ce13" office:value-type="float" office:value="136967" calcext:value-type="float">
            <text:p>136,967.00</text:p>
          </table:table-cell>
          <table:table-cell table:style-name="ce19" table:formula="of:=SUM([.C10:.F10])" office:value-type="float" office:value="448702.4" calcext:value-type="float">
            <text:p>448,702.40</text:p>
          </table:table-cell>
          <table:table-cell office:value-type="float" office:value="74759" calcext:value-type="float">
            <text:p>74,759.00</text:p>
          </table:table-cell>
          <table:table-cell table:style-name="ce19" office:value-type="float" office:value="152000" calcext:value-type="float">
            <text:p>152,000.00</text:p>
          </table:table-cell>
          <table:table-cell table:formula="of:=[.H10]/[.I10]" office:value-type="percentage" office:value="0.491835526315789" calcext:value-type="percentage">
            <text:p>49.18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0:.P10])" office:value-type="float" office:value="645528.9" calcext:value-type="float">
            <text:p>645,528.90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table:formula="of:=CEILING([.R10]*[.T10])" office:value-type="float" office:value="126750" calcext:value-type="float">
            <text:p>126,7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table:style-name="ce4" office:value-type="string" calcext:value-type="string">
            <text:p>P5</text:p>
          </table:table-cell>
          <table:table-cell table:style-name="ce9" office:value-type="float" office:value="7952.06" calcext:value-type="float">
            <text:p>7,952.06</text:p>
          </table:table-cell>
          <table:table-cell table:style-name="ce13" office:value-type="float" office:value="901.822" calcext:value-type="float">
            <text:p>901.82</text:p>
          </table:table-cell>
          <table:table-cell table:style-name="ce13" office:value-type="float" office:value="8495.25" calcext:value-type="float">
            <text:p>8,495.25</text:p>
          </table:table-cell>
          <table:table-cell table:style-name="ce13" office:value-type="float" office:value="0" calcext:value-type="float">
            <text:p>0.00</text:p>
          </table:table-cell>
          <table:table-cell table:style-name="ce19" table:formula="of:=SUM([.C11:.F11])" office:value-type="float" office:value="17349.132" calcext:value-type="float">
            <text:p>17,349.13</text:p>
          </table:table-cell>
          <table:table-cell office:value-type="float" office:value="10308" calcext:value-type="float">
            <text:p>10,308.00</text:p>
          </table:table-cell>
          <table:table-cell table:style-name="ce19" office:value-type="float" office:value="25000" calcext:value-type="float">
            <text:p>25,000.00</text:p>
          </table:table-cell>
          <table:table-cell table:formula="of:=[.H11]/[.I11]" office:value-type="percentage" office:value="0.41232" calcext:value-type="percentage">
            <text:p>41.23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1:.P11])" office:value-type="float" office:value="645528.9" calcext:value-type="float">
            <text:p>645,528.90</text:p>
          </table:table-cell>
          <table:table-cell table:style-name="ce16" office:value-type="float" office:value="0.7" calcext:value-type="float">
            <text:p>0.70</text:p>
          </table:table-cell>
          <table:table-cell table:style-name="ce16" table:formula="of:=CEILING([.R11]*[.T11])" office:value-type="float" office:value="136500" calcext:value-type="float">
            <text:p>136,50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4" office:value-type="string" calcext:value-type="string">
            <text:p>P6</text:p>
          </table:table-cell>
          <table:table-cell table:style-name="ce9" office:value-type="float" office:value="360198" calcext:value-type="float">
            <text:p>360,198.00</text:p>
          </table:table-cell>
          <table:table-cell table:style-name="ce13" office:value-type="float" office:value="39065.1" calcext:value-type="float">
            <text:p>39,065.10</text:p>
          </table:table-cell>
          <table:table-cell table:style-name="ce13" office:value-type="float" office:value="57208" calcext:value-type="float">
            <text:p>57,208.00</text:p>
          </table:table-cell>
          <table:table-cell table:style-name="ce13" office:value-type="float" office:value="1148.76" calcext:value-type="float">
            <text:p>1,148.76</text:p>
          </table:table-cell>
          <table:table-cell table:style-name="ce19" table:formula="of:=SUM([.C12:.F12])" office:value-type="float" office:value="457619.86" calcext:value-type="float">
            <text:p>457,619.86</text:p>
          </table:table-cell>
          <table:table-cell office:value-type="float" office:value="463875" calcext:value-type="float">
            <text:p>463,875.00</text:p>
          </table:table-cell>
          <table:table-cell table:style-name="ce19" office:value-type="float" office:value="650000" calcext:value-type="float">
            <text:p>650,000.00</text:p>
          </table:table-cell>
          <table:table-cell table:formula="of:=[.H12]/[.I12]" office:value-type="percentage" office:value="0.713653846153846" calcext:value-type="percentage">
            <text:p>71.3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2:.P12])" office:value-type="float" office:value="645528.9" calcext:value-type="float">
            <text:p>645,528.90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table:formula="of:=CEILING([.R12]*[.T12])" office:value-type="float" office:value="146250" calcext:value-type="float">
            <text:p>146,2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table:style-name="ce4" office:value-type="string" calcext:value-type="string">
            <text:p>P7</text:p>
          </table:table-cell>
          <table:table-cell table:style-name="ce9" office:value-type="float" office:value="126749" calcext:value-type="float">
            <text:p>126,749.00</text:p>
          </table:table-cell>
          <table:table-cell table:style-name="ce13" office:value-type="float" office:value="22822.3" calcext:value-type="float">
            <text:p>22,822.30</text:p>
          </table:table-cell>
          <table:table-cell table:style-name="ce13" office:value-type="float" office:value="55179.1" calcext:value-type="float">
            <text:p>55,179.10</text:p>
          </table:table-cell>
          <table:table-cell table:style-name="ce13" office:value-type="float" office:value="206528" calcext:value-type="float">
            <text:p>206,528.00</text:p>
          </table:table-cell>
          <table:table-cell table:style-name="ce19" table:formula="of:=SUM([.C13:.F13])" office:value-type="float" office:value="411278.4" calcext:value-type="float">
            <text:p>411,278.40</text:p>
          </table:table-cell>
          <table:table-cell office:value-type="float" office:value="130954" calcext:value-type="float">
            <text:p>130,954.00</text:p>
          </table:table-cell>
          <table:table-cell table:style-name="ce19" office:value-type="float" office:value="215000" calcext:value-type="float">
            <text:p>215,000.00</text:p>
          </table:table-cell>
          <table:table-cell table:formula="of:=[.H13]/[.I13]" office:value-type="percentage" office:value="0.609088372093023" calcext:value-type="percentage">
            <text:p>60.91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3:.P13])" office:value-type="float" office:value="645528.9" calcext:value-type="float">
            <text:p>645,528.90</text:p>
          </table:table-cell>
          <table:table-cell table:style-name="ce16" office:value-type="float" office:value="0.8" calcext:value-type="float">
            <text:p>0.80</text:p>
          </table:table-cell>
          <table:table-cell table:style-name="ce16" table:formula="of:=CEILING([.R13]*[.T13])" office:value-type="float" office:value="156000" calcext:value-type="float">
            <text:p>156,00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table:style-name="ce5" office:value-type="string" calcext:value-type="string">
            <text:p>P8</text:p>
          </table:table-cell>
          <table:table-cell table:style-name="ce10" office:value-type="float" office:value="698294" calcext:value-type="float">
            <text:p>698,294.00</text:p>
          </table:table-cell>
          <table:table-cell table:style-name="ce14" office:value-type="float" office:value="263668" calcext:value-type="float">
            <text:p>263,668.00</text:p>
          </table:table-cell>
          <table:table-cell table:style-name="ce14" office:value-type="float" office:value="155921" calcext:value-type="float">
            <text:p>155,921.00</text:p>
          </table:table-cell>
          <table:table-cell table:style-name="ce14" office:value-type="float" office:value="592622" calcext:value-type="float">
            <text:p>592,622.00</text:p>
          </table:table-cell>
          <table:table-cell table:style-name="ce20" table:formula="of:=SUM([.C14:.F14])" office:value-type="float" office:value="1710505" calcext:value-type="float">
            <text:p>1,710,505.00</text:p>
          </table:table-cell>
          <table:table-cell table:style-name="ce14" office:value-type="float" office:value="220357" calcext:value-type="float">
            <text:p>220,357.00</text:p>
          </table:table-cell>
          <table:table-cell table:style-name="ce20" office:value-type="float" office:value="330000" calcext:value-type="float">
            <text:p>330,000.00</text:p>
          </table:table-cell>
          <table:table-cell table:formula="of:=[.H14]/[.I14]" office:value-type="percentage" office:value="0.667748484848485" calcext:value-type="percentage">
            <text:p>66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4:.P14])" office:value-type="float" office:value="645528.9" calcext:value-type="float">
            <text:p>645,528.90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table:formula="of:=CEILING([.R14]*[.T14])" office:value-type="float" office:value="165750" calcext:value-type="float">
            <text:p>165,7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table:number-columns-repeated="11"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5:.P15])" office:value-type="float" office:value="645528.9" calcext:value-type="float">
            <text:p>645,528.90</text:p>
          </table:table-cell>
          <table:table-cell table:style-name="ce16" office:value-type="float" office:value="0.9" calcext:value-type="float">
            <text:p>0.90</text:p>
          </table:table-cell>
          <table:table-cell table:style-name="ce16" table:formula="of:=CEILING([.R15]*[.T15])" office:value-type="float" office:value="175500" calcext:value-type="float">
            <text:p>175,50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table:style-name="ce19" table:formula="of:=SUM([.C16:.F16])" office:value-type="float" office:value="649588.1" calcext:value-type="float">
            <text:p>649,588.10</text:p>
          </table:table-cell>
          <table:table-cell office:value-type="float" office:value="125500" calcext:value-type="float">
            <text:p>125,500.00</text:p>
          </table:table-cell>
          <table:table-cell table:style-name="ce13" office:value-type="float" office:value="126000" calcext:value-type="float">
            <text:p>126,000.00</text:p>
          </table:table-cell>
          <table:table-cell table:number-columns-repeated="2"/>
          <table:table-cell table:style-name="ce4" office:value-type="string" calcext:value-type="string">
            <text:p>P1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M16:.P16])" office:value-type="float" office:value="642908.3" calcext:value-type="float">
            <text:p>642,908.30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table:formula="of:=CEILING([.R16]*[.T16])" office:value-type="float" office:value="185250" calcext:value-type="float">
            <text:p>185,2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9" table:formula="of:=SUM([.C17:.F17])" office:value-type="float" office:value="645528.9" calcext:value-type="float">
            <text:p>645,528.90</text:p>
          </table:table-cell>
          <table:table-cell office:value-type="float" office:value="126307" calcext:value-type="float">
            <text:p>126,307.00</text:p>
          </table:table-cell>
          <table:table-cell table:style-name="ce13" office:value-type="float" office:value="127000" calcext:value-type="float">
            <text:p>127,000.00</text:p>
          </table:table-cell>
          <table:table-cell table:number-columns-repeated="11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/>
          <table:table-cell office:value-type="float" office:value="2482.62" calcext:value-type="float">
            <text:p>2482.6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2496.18" calcext:value-type="float">
            <text:p>2496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4:.N34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5:.N35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6:.N36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7:.N37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8:.N38])" office:value-type="float" office:value="645906.3" calcext:value-type="float">
            <text:p>645,906.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9:.N39])" office:value-type="float" office:value="360709" calcext:value-type="float">
            <text:p>360,709.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formula="of:=SUM([.K40:.N40])" office:value-type="float" office:value="357711" calcext:value-type="float">
            <text:p>357,711.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table:number-columns-repeated="9"/>
        </table:table-row>
        <table:table-row table:style-name="ro1" table:number-rows-repeated="5">
          <table:table-cell table:number-columns-repeated="2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Costs</text:p>
          </table:table-cell>
          <table:covered-table-cell table:style-name="ce6"/>
          <table:covered-table-cell table:style-name="ce15"/>
          <table:covered-table-cell table:number-columns-repeated="2" table:style-name="ce6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stock</text:p>
          </table:table-cell>
          <table:table-cell table:style-name="ce6" office:value-type="string" calcext:value-type="string">
            <text:p>backlog</text:p>
          </table:table-cell>
          <table:table-cell table:style-name="ce15" office:value-type="string" calcext:value-type="string">
            <text:p>setup</text:p>
          </table:table-cell>
          <table:table-cell table:style-name="ce6" office:value-type="string" calcext:value-type="string">
            <text:p>production</text:p>
          </table:table-cell>
          <table:table-cell table:style-name="ce6" office:value-type="string" calcext:value-type="string">
            <text:p>total</text:p>
          </table:table-cell>
          <table:table-cell office:value-type="string" calcext:value-type="string">
            <text:p>capac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9234" calcext:value-type="float">
            <text:p>359234</text:p>
          </table:table-cell>
          <table:table-cell office:value-type="float" office:value="22293" calcext:value-type="float">
            <text:p>22293</text:p>
          </table:table-cell>
          <table:table-cell office:value-type="float" office:value="41747.8" calcext:value-type="float">
            <text:p>41747.8</text:p>
          </table:table-cell>
          <table:table-cell office:value-type="float" office:value="229405" calcext:value-type="float">
            <text:p>229405</text:p>
          </table:table-cell>
          <table:table-cell table:style-name="ce13" table:formula="of:=SUM([.B49:.E49])" office:value-type="float" office:value="652679.8" calcext:value-type="float">
            <text:p>652,679.80</text:p>
          </table:table-cell>
          <table:table-cell office:value-type="float" office:value="127000" calcext:value-type="float">
            <text:p>127000</text:p>
          </table:table-cell>
          <table:table-cell office:value-type="float" office:value="652680" calcext:value-type="float">
            <text:p>652,680.00</text:p>
          </table:table-cell>
          <table:table-cell office:value-type="float" office:value="2665.33" calcext:value-type="float">
            <text:p>2665.3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7000" calcext:value-type="float">
            <text:p>127000</text:p>
          </table:table-cell>
          <table:table-cell/>
          <table:table-cell table:formula="of:=IF(ROUND([.F49];0)=[.H49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0:.E50])" office:value-type="float" office:value="647849.6" calcext:value-type="float">
            <text:p>647,849.60</text:p>
          </table:table-cell>
          <table:table-cell office:value-type="float" office:value="126950" calcext:value-type="float">
            <text:p>12695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47.37" calcext:value-type="float">
            <text:p>2647.3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50" calcext:value-type="float">
            <text:p>126950</text:p>
          </table:table-cell>
          <table:table-cell/>
          <table:table-cell table:formula="of:=IF(ROUND([.F50];0)=[.H50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51:.E51])" office:value-type="float" office:value="645528.9" calcext:value-type="float">
            <text:p>645,528.90</text:p>
          </table:table-cell>
          <table:table-cell office:value-type="float" office:value="126900" calcext:value-type="float">
            <text:p>12690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713.03" calcext:value-type="float">
            <text:p>2713.0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00" calcext:value-type="float">
            <text:p>126900</text:p>
          </table:table-cell>
          <table:table-cell/>
          <table:table-cell table:formula="of:=IF(ROUND([.F51];0)=[.H51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2:.E52])" office:value-type="float" office:value="647849.6" calcext:value-type="float">
            <text:p>647,849.60</text:p>
          </table:table-cell>
          <table:table-cell office:value-type="float" office:value="126850" calcext:value-type="float">
            <text:p>12685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47.66" calcext:value-type="float">
            <text:p>2647.6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50" calcext:value-type="float">
            <text:p>126850</text:p>
          </table:table-cell>
          <table:table-cell/>
          <table:table-cell table:formula="of:=IF(ROUND([.F52];0)=[.H52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53:.E53])" office:value-type="float" office:value="645528.9" calcext:value-type="float">
            <text:p>645,528.90</text:p>
          </table:table-cell>
          <table:table-cell office:value-type="float" office:value="126800" calcext:value-type="float">
            <text:p>12680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650.73" calcext:value-type="float">
            <text:p>2650.7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00" calcext:value-type="float">
            <text:p>126800</text:p>
          </table:table-cell>
          <table:table-cell/>
          <table:table-cell table:formula="of:=IF(ROUND([.F53];0)=[.H53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54:.E54])" office:value-type="float" office:value="645528.9" calcext:value-type="float">
            <text:p>645,528.90</text:p>
          </table:table-cell>
          <table:table-cell office:value-type="float" office:value="126750" calcext:value-type="float">
            <text:p>12675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650.84" calcext:value-type="float">
            <text:p>2650.8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50" calcext:value-type="float">
            <text:p>126750</text:p>
          </table:table-cell>
          <table:table-cell/>
          <table:table-cell table:formula="of:=IF(ROUND([.F54];0)=[.H54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926" calcext:value-type="float">
            <text:p>357926</text:p>
          </table:table-cell>
          <table:table-cell office:value-type="float" office:value="18414.3" calcext:value-type="float">
            <text:p>18414.3</text:p>
          </table:table-cell>
          <table:table-cell office:value-type="float" office:value="37338.6" calcext:value-type="float">
            <text:p>37338.6</text:p>
          </table:table-cell>
          <table:table-cell office:value-type="float" office:value="228616" calcext:value-type="float">
            <text:p>228616</text:p>
          </table:table-cell>
          <table:table-cell table:style-name="ce13" table:formula="of:=SUM([.B55:.E55])" office:value-type="float" office:value="642294.9" calcext:value-type="float">
            <text:p>642,294.90</text:p>
          </table:table-cell>
          <table:table-cell office:value-type="float" office:value="126700" calcext:value-type="float">
            <text:p>126700</text:p>
          </table:table-cell>
          <table:table-cell office:value-type="float" office:value="642295" calcext:value-type="float">
            <text:p>642,295.00</text:p>
          </table:table-cell>
          <table:table-cell office:value-type="float" office:value="2657.71" calcext:value-type="float">
            <text:p>2657.7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00" calcext:value-type="float">
            <text:p>126700</text:p>
          </table:table-cell>
          <table:table-cell/>
          <table:table-cell table:formula="of:=IF(ROUND([.F55];0)=[.H55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6:.E56])" office:value-type="float" office:value="647849.6" calcext:value-type="float">
            <text:p>647,849.60</text:p>
          </table:table-cell>
          <table:table-cell office:value-type="float" office:value="126650" calcext:value-type="float">
            <text:p>12665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42.4" calcext:value-type="float">
            <text:p>2642.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50" calcext:value-type="float">
            <text:p>126650</text:p>
          </table:table-cell>
          <table:table-cell/>
          <table:table-cell table:formula="of:=IF(ROUND([.F56];0)=[.H56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7:.E57])" office:value-type="float" office:value="647849.6" calcext:value-type="float">
            <text:p>647,849.60</text:p>
          </table:table-cell>
          <table:table-cell office:value-type="float" office:value="126600" calcext:value-type="float">
            <text:p>12660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55.38" calcext:value-type="float">
            <text:p>2655.3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00" calcext:value-type="float">
            <text:p>126600</text:p>
          </table:table-cell>
          <table:table-cell/>
          <table:table-cell table:formula="of:=IF(ROUND([.F57];0)=[.H57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style-name="ce13" table:formula="of:=SUM([.B58:.E58])" office:value-type="float" office:value="642908.3" calcext:value-type="float">
            <text:p>642,908.30</text:p>
          </table:table-cell>
          <table:table-cell office:value-type="float" office:value="126550" calcext:value-type="float">
            <text:p>126550</text:p>
          </table:table-cell>
          <table:table-cell office:value-type="float" office:value="642909" calcext:value-type="float">
            <text:p>642,909.00</text:p>
          </table:table-cell>
          <table:table-cell office:value-type="float" office:value="2629.55" calcext:value-type="float">
            <text:p>2629.5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50" calcext:value-type="float">
            <text:p>126550</text:p>
          </table:table-cell>
          <table:table-cell/>
          <table:table-cell table:formula="of:=IF(ROUND([.F58];0)=[.H58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9588" calcext:value-type="float">
            <text:p>359588</text:p>
          </table:table-cell>
          <table:table-cell office:value-type="float" office:value="18733.5" calcext:value-type="float">
            <text:p>18733.5</text:p>
          </table:table-cell>
          <table:table-cell office:value-type="float" office:value="38079.1" calcext:value-type="float">
            <text:p>38079.1</text:p>
          </table:table-cell>
          <table:table-cell office:value-type="float" office:value="228935" calcext:value-type="float">
            <text:p>228935</text:p>
          </table:table-cell>
          <table:table-cell table:style-name="ce13" table:formula="of:=SUM([.B59:.E59])" office:value-type="float" office:value="645335.6" calcext:value-type="float">
            <text:p>645,335.60</text:p>
          </table:table-cell>
          <table:table-cell office:value-type="float" office:value="126500" calcext:value-type="float">
            <text:p>126500</text:p>
          </table:table-cell>
          <table:table-cell office:value-type="float" office:value="645336" calcext:value-type="float">
            <text:p>645,336.00</text:p>
          </table:table-cell>
          <table:table-cell office:value-type="float" office:value="2627.76" calcext:value-type="float">
            <text:p>2627.7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00" calcext:value-type="float">
            <text:p>126500</text:p>
          </table:table-cell>
          <table:table-cell/>
          <table:table-cell table:formula="of:=IF(ROUND([.F59];0)=[.H59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style-name="ce13" table:formula="of:=SUM([.B60:.E60])" office:value-type="float" office:value="642908.3" calcext:value-type="float">
            <text:p>642,908.30</text:p>
          </table:table-cell>
          <table:table-cell office:value-type="float" office:value="126450" calcext:value-type="float">
            <text:p>126450</text:p>
          </table:table-cell>
          <table:table-cell office:value-type="float" office:value="642909" calcext:value-type="float">
            <text:p>642,909.00</text:p>
          </table:table-cell>
          <table:table-cell office:value-type="float" office:value="2614.03" calcext:value-type="float">
            <text:p>2614.0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50" calcext:value-type="float">
            <text:p>126450</text:p>
          </table:table-cell>
          <table:table-cell/>
          <table:table-cell table:formula="of:=IF(ROUND([.F60];0)=[.H60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61:.E61])" office:value-type="float" office:value="645528.9" calcext:value-type="float">
            <text:p>645,528.90</text:p>
          </table:table-cell>
          <table:table-cell office:value-type="float" office:value="126400" calcext:value-type="float">
            <text:p>12640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651.19" calcext:value-type="float">
            <text:p>2651.1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00" calcext:value-type="float">
            <text:p>126400</text:p>
          </table:table-cell>
          <table:table-cell/>
          <table:table-cell table:formula="of:=IF(ROUND([.F61];0)=[.H61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1351" calcext:value-type="float">
            <text:p>361351</text:p>
          </table:table-cell>
          <table:table-cell office:value-type="float" office:value="18733.5" calcext:value-type="float">
            <text:p>18733.5</text:p>
          </table:table-cell>
          <table:table-cell office:value-type="float" office:value="38545.7" calcext:value-type="float">
            <text:p>38545.7</text:p>
          </table:table-cell>
          <table:table-cell office:value-type="float" office:value="227553" calcext:value-type="float">
            <text:p>227553</text:p>
          </table:table-cell>
          <table:table-cell table:style-name="ce13" table:formula="of:=SUM([.B62:.E62])" office:value-type="float" office:value="646183.2" calcext:value-type="float">
            <text:p>646,183.20</text:p>
          </table:table-cell>
          <table:table-cell office:value-type="float" office:value="126350" calcext:value-type="float">
            <text:p>126350</text:p>
          </table:table-cell>
          <table:table-cell office:value-type="float" office:value="646183" calcext:value-type="float">
            <text:p>646,183.00</text:p>
          </table:table-cell>
          <table:table-cell office:value-type="float" office:value="2636.57" calcext:value-type="float">
            <text:p>2636.5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50" calcext:value-type="float">
            <text:p>126350</text:p>
          </table:table-cell>
          <table:table-cell/>
          <table:table-cell table:formula="of:=IF(ROUND([.F62];0)=[.H62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982" calcext:value-type="float">
            <text:p>364982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table:style-name="ce13" table:formula="of:=SUM([.B63:.E63])" office:value-type="float" office:value="647296.2" calcext:value-type="float">
            <text:p>647,296.20</text:p>
          </table:table-cell>
          <table:table-cell office:value-type="float" office:value="126300" calcext:value-type="float">
            <text:p>126300</text:p>
          </table:table-cell>
          <table:table-cell office:value-type="float" office:value="647296" calcext:value-type="float">
            <text:p>647,296.00</text:p>
          </table:table-cell>
          <table:table-cell office:value-type="float" office:value="2685.02" calcext:value-type="float">
            <text:p>2685.0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00" calcext:value-type="float">
            <text:p>126300</text:p>
          </table:table-cell>
          <table:table-cell/>
          <table:table-cell table:formula="of:=IF(ROUND([.F63];0)=[.H63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826" calcext:value-type="float">
            <text:p>364826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table:style-name="ce13" table:formula="of:=SUM([.B64:.E64])" office:value-type="float" office:value="649322.9" calcext:value-type="float">
            <text:p>649,322.90</text:p>
          </table:table-cell>
          <table:table-cell office:value-type="float" office:value="126250" calcext:value-type="float">
            <text:p>126250</text:p>
          </table:table-cell>
          <table:table-cell office:value-type="float" office:value="649323" calcext:value-type="float">
            <text:p>649,323.00</text:p>
          </table:table-cell>
          <table:table-cell office:value-type="float" office:value="2662.11" calcext:value-type="float">
            <text:p>2662.1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50" calcext:value-type="float">
            <text:p>126250</text:p>
          </table:table-cell>
          <table:table-cell/>
          <table:table-cell table:formula="of:=IF(ROUND([.F64];0)=[.H64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826" calcext:value-type="float">
            <text:p>364826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table:style-name="ce13" table:formula="of:=SUM([.B65:.E65])" office:value-type="float" office:value="649322.9" calcext:value-type="float">
            <text:p>649,322.90</text:p>
          </table:table-cell>
          <table:table-cell office:value-type="float" office:value="126200" calcext:value-type="float">
            <text:p>126200</text:p>
          </table:table-cell>
          <table:table-cell office:value-type="float" office:value="649323" calcext:value-type="float">
            <text:p>649,323.00</text:p>
          </table:table-cell>
          <table:table-cell office:value-type="float" office:value="2673.28" calcext:value-type="float">
            <text:p>2673.2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00" calcext:value-type="float">
            <text:p>126200</text:p>
          </table:table-cell>
          <table:table-cell/>
          <table:table-cell table:formula="of:=IF(ROUND([.F65];0)=[.H65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99" calcext:value-type="float">
            <text:p>36479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table:style-name="ce13" table:formula="of:=SUM([.B66:.E66])" office:value-type="float" office:value="647113.2" calcext:value-type="float">
            <text:p>647,113.20</text:p>
          </table:table-cell>
          <table:table-cell office:value-type="float" office:value="126150" calcext:value-type="float">
            <text:p>126150</text:p>
          </table:table-cell>
          <table:table-cell office:value-type="float" office:value="647113" calcext:value-type="float">
            <text:p>647,113.00</text:p>
          </table:table-cell>
          <table:table-cell office:value-type="float" office:value="2687.45" calcext:value-type="float">
            <text:p>2687.4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50" calcext:value-type="float">
            <text:p>126150</text:p>
          </table:table-cell>
          <table:table-cell/>
          <table:table-cell table:formula="of:=IF(ROUND([.F66];0)=[.H66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1478" calcext:value-type="float">
            <text:p>361478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41351.1" calcext:value-type="float">
            <text:p>41351.1</text:p>
          </table:table-cell>
          <table:table-cell office:value-type="float" office:value="224278" calcext:value-type="float">
            <text:p>224278</text:p>
          </table:table-cell>
          <table:table-cell table:style-name="ce13" table:formula="of:=SUM([.B67:.E67])" office:value-type="float" office:value="647175" calcext:value-type="float">
            <text:p>647,175.00</text:p>
          </table:table-cell>
          <table:table-cell office:value-type="float" office:value="126100" calcext:value-type="float">
            <text:p>126100</text:p>
          </table:table-cell>
          <table:table-cell office:value-type="float" office:value="647175" calcext:value-type="float">
            <text:p>647,175.00</text:p>
          </table:table-cell>
          <table:table-cell office:value-type="float" office:value="2613.42" calcext:value-type="float">
            <text:p>2613.4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00" calcext:value-type="float">
            <text:p>126100</text:p>
          </table:table-cell>
          <table:table-cell/>
          <table:table-cell table:formula="of:=IF(ROUND([.F67];0)=[.H67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30" calcext:value-type="float">
            <text:p>364730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41076" calcext:value-type="float">
            <text:p>41076</text:p>
          </table:table-cell>
          <table:table-cell office:value-type="float" office:value="226873" calcext:value-type="float">
            <text:p>226873</text:p>
          </table:table-cell>
          <table:table-cell table:style-name="ce13" table:formula="of:=SUM([.B68:.E68])" office:value-type="float" office:value="651797.8" calcext:value-type="float">
            <text:p>651,797.80</text:p>
          </table:table-cell>
          <table:table-cell office:value-type="float" office:value="126050" calcext:value-type="float">
            <text:p>126050</text:p>
          </table:table-cell>
          <table:table-cell office:value-type="float" office:value="651798" calcext:value-type="float">
            <text:p>651,798.00</text:p>
          </table:table-cell>
          <table:table-cell office:value-type="float" office:value="2606.23" calcext:value-type="float">
            <text:p>2606.2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50" calcext:value-type="float">
            <text:p>126050</text:p>
          </table:table-cell>
          <table:table-cell/>
          <table:table-cell table:formula="of:=IF(ROUND([.F68];0)=[.H68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530" calcext:value-type="float">
            <text:p>36453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277.2" calcext:value-type="float">
            <text:p>41277.2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69:.E69])" office:value-type="float" office:value="649849.6" calcext:value-type="float">
            <text:p>649,849.60</text:p>
          </table:table-cell>
          <table:table-cell office:value-type="float" office:value="126000" calcext:value-type="float">
            <text:p>126000</text:p>
          </table:table-cell>
          <table:table-cell office:value-type="float" office:value="649850" calcext:value-type="float">
            <text:p>649,850.00</text:p>
          </table:table-cell>
          <table:table-cell office:value-type="float" office:value="2599.51" calcext:value-type="float">
            <text:p>2599.5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00" calcext:value-type="float">
            <text:p>126000</text:p>
          </table:table-cell>
          <table:table-cell/>
          <table:table-cell table:formula="of:=IF(ROUND([.F69];0)=[.H69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3907" calcext:value-type="float">
            <text:p>353907</text:p>
          </table:table-cell>
          <table:table-cell office:value-type="float" office:value="18414.3" calcext:value-type="float">
            <text:p>18414.3</text:p>
          </table:table-cell>
          <table:table-cell office:value-type="float" office:value="36238.5" calcext:value-type="float">
            <text:p>36238.5</text:p>
          </table:table-cell>
          <table:table-cell office:value-type="float" office:value="230201" calcext:value-type="float">
            <text:p>230201</text:p>
          </table:table-cell>
          <table:table-cell table:style-name="ce13" table:formula="of:=SUM([.B70:.E70])" office:value-type="float" office:value="638760.8" calcext:value-type="float">
            <text:p>638,760.80</text:p>
          </table:table-cell>
          <table:table-cell office:value-type="float" office:value="125950" calcext:value-type="float">
            <text:p>125950</text:p>
          </table:table-cell>
          <table:table-cell office:value-type="float" office:value="638761" calcext:value-type="float">
            <text:p>638,761.00</text:p>
          </table:table-cell>
          <table:table-cell office:value-type="float" office:value="2497.08" calcext:value-type="float">
            <text:p>2497.0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50" calcext:value-type="float">
            <text:p>125950</text:p>
          </table:table-cell>
          <table:table-cell/>
          <table:table-cell table:formula="of:=IF(ROUND([.F70];0)=[.H70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3966" calcext:value-type="float">
            <text:p>363966</text:p>
          </table:table-cell>
          <table:table-cell office:value-type="float" office:value="17716.2" calcext:value-type="float">
            <text:p>17716.2</text:p>
          </table:table-cell>
          <table:table-cell office:value-type="float" office:value="40611" calcext:value-type="float">
            <text:p>40611</text:p>
          </table:table-cell>
          <table:table-cell office:value-type="float" office:value="226454" calcext:value-type="float">
            <text:p>226454</text:p>
          </table:table-cell>
          <table:table-cell table:style-name="ce13" table:formula="of:=SUM([.B71:.E71])" office:value-type="float" office:value="648747.2" calcext:value-type="float">
            <text:p>648,747.20</text:p>
          </table:table-cell>
          <table:table-cell office:value-type="float" office:value="125900" calcext:value-type="float">
            <text:p>125900</text:p>
          </table:table-cell>
          <table:table-cell office:value-type="float" office:value="648748" calcext:value-type="float">
            <text:p>648,748.00</text:p>
          </table:table-cell>
          <table:table-cell office:value-type="float" office:value="2608.82" calcext:value-type="float">
            <text:p>2608.8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00" calcext:value-type="float">
            <text:p>125900</text:p>
          </table:table-cell>
          <table:table-cell/>
          <table:table-cell table:formula="of:=IF(ROUND([.F71];0)=[.H71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72:.E72])" office:value-type="float" office:value="649588.1" calcext:value-type="float">
            <text:p>649,588.10</text:p>
          </table:table-cell>
          <table:table-cell office:value-type="float" office:value="125850" calcext:value-type="float">
            <text:p>125850</text:p>
          </table:table-cell>
          <table:table-cell office:value-type="float" office:value="649588" calcext:value-type="float">
            <text:p>649,588.00</text:p>
          </table:table-cell>
          <table:table-cell office:value-type="float" office:value="2485.43" calcext:value-type="float">
            <text:p>2485.4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50" calcext:value-type="float">
            <text:p>125850</text:p>
          </table:table-cell>
          <table:table-cell/>
          <table:table-cell table:formula="of:=IF(ROUND([.F72];0)=[.H72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344" calcext:value-type="float">
            <text:p>364344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73:.E73])" office:value-type="float" office:value="648854.8" calcext:value-type="float">
            <text:p>648,854.80</text:p>
          </table:table-cell>
          <table:table-cell office:value-type="float" office:value="125800" calcext:value-type="float">
            <text:p>125800</text:p>
          </table:table-cell>
          <table:table-cell office:value-type="float" office:value="648855" calcext:value-type="float">
            <text:p>648,855.00</text:p>
          </table:table-cell>
          <table:table-cell office:value-type="float" office:value="2485.13" calcext:value-type="float">
            <text:p>2485.1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00" calcext:value-type="float">
            <text:p>125800</text:p>
          </table:table-cell>
          <table:table-cell/>
          <table:table-cell table:formula="of:=IF(ROUND([.F73];0)=[.H73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344" calcext:value-type="float">
            <text:p>364344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74:.E74])" office:value-type="float" office:value="648854.8" calcext:value-type="float">
            <text:p>648,854.80</text:p>
          </table:table-cell>
          <table:table-cell office:value-type="float" office:value="125750" calcext:value-type="float">
            <text:p>125750</text:p>
          </table:table-cell>
          <table:table-cell office:value-type="float" office:value="648855" calcext:value-type="float">
            <text:p>648,855.00</text:p>
          </table:table-cell>
          <table:table-cell office:value-type="float" office:value="2493.34" calcext:value-type="float">
            <text:p>2493.3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50" calcext:value-type="float">
            <text:p>125750</text:p>
          </table:table-cell>
          <table:table-cell/>
          <table:table-cell table:formula="of:=IF(ROUND([.F74];0)=[.H74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6723" calcext:value-type="float">
            <text:p>36672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table:style-name="ce13" table:formula="of:=SUM([.B75:.E75])" office:value-type="float" office:value="652282" calcext:value-type="float">
            <text:p>652,282.00</text:p>
          </table:table-cell>
          <table:table-cell office:value-type="float" office:value="125700" calcext:value-type="float">
            <text:p>125700</text:p>
          </table:table-cell>
          <table:table-cell office:value-type="float" office:value="652282" calcext:value-type="float">
            <text:p>652,282.00</text:p>
          </table:table-cell>
          <table:table-cell office:value-type="float" office:value="2487.93" calcext:value-type="float">
            <text:p>2487.9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00" calcext:value-type="float">
            <text:p>125700</text:p>
          </table:table-cell>
          <table:table-cell/>
          <table:table-cell table:formula="of:=IF(ROUND([.F75];0)=[.H75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6723" calcext:value-type="float">
            <text:p>36672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table:style-name="ce13" table:formula="of:=SUM([.B76:.E76])" office:value-type="float" office:value="652282" calcext:value-type="float">
            <text:p>652,282.00</text:p>
          </table:table-cell>
          <table:table-cell office:value-type="float" office:value="125650" calcext:value-type="float">
            <text:p>125650</text:p>
          </table:table-cell>
          <table:table-cell office:value-type="float" office:value="652282" calcext:value-type="float">
            <text:p>652,282.00</text:p>
          </table:table-cell>
          <table:table-cell office:value-type="float" office:value="2488.25" calcext:value-type="float">
            <text:p>2488.2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650" calcext:value-type="float">
            <text:p>125650</text:p>
          </table:table-cell>
          <table:table-cell/>
          <table:table-cell table:formula="of:=IF(ROUND([.F76];0)=[.H76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Costs</text:p>
          </table:table-cell>
          <table:covered-table-cell table:style-name="ce6"/>
          <table:covered-table-cell table:style-name="ce15"/>
          <table:covered-table-cell table:number-columns-repeated="2" table:style-name="ce6"/>
          <table:table-cell table:style-name="ce7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ock</text:p>
          </table:table-cell>
          <table:table-cell table:style-name="ce6" office:value-type="string" calcext:value-type="string">
            <text:p>backlog</text:p>
          </table:table-cell>
          <table:table-cell table:style-name="ce15" office:value-type="string" calcext:value-type="string">
            <text:p>setup</text:p>
          </table:table-cell>
          <table:table-cell table:style-name="ce6" office:value-type="string" calcext:value-type="string">
            <text:p>production</text:p>
          </table:table-cell>
          <table:table-cell table:style-name="ce6" office:value-type="string" calcext:value-type="string">
            <text:p>total cost</text:p>
          </table:table-cell>
          <table:table-cell table:style-name="ce6" office:value-type="string" calcext:value-type="string">
            <text:p>Total capacity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9234" calcext:value-type="float">
            <text:p>359234</text:p>
          </table:table-cell>
          <table:table-cell table:style-name="ce7" office:value-type="float" office:value="22293" calcext:value-type="float">
            <text:p>22293</text:p>
          </table:table-cell>
          <table:table-cell table:style-name="ce7" office:value-type="float" office:value="41747.8" calcext:value-type="float">
            <text:p>41747.8</text:p>
          </table:table-cell>
          <table:table-cell table:style-name="ce7" office:value-type="float" office:value="229405" calcext:value-type="float">
            <text:p>229405</text:p>
          </table:table-cell>
          <table:table-cell table:style-name="ce16" table:formula="of:=SUM([.B82:.E82])" office:value-type="float" office:value="652679.8" calcext:value-type="float">
            <text:p>652,679.80</text:p>
          </table:table-cell>
          <table:table-cell table:style-name="ce7" office:value-type="float" office:value="127000" calcext:value-type="float">
            <text:p>1270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83:.E83])" office:value-type="float" office:value="647849.6" calcext:value-type="float">
            <text:p>647,849.60</text:p>
          </table:table-cell>
          <table:table-cell table:style-name="ce7" office:value-type="float" office:value="126950" calcext:value-type="float">
            <text:p>1269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84:.E84])" office:value-type="float" office:value="645528.9" calcext:value-type="float">
            <text:p>645,528.90</text:p>
          </table:table-cell>
          <table:table-cell table:style-name="ce7" office:value-type="float" office:value="126900" calcext:value-type="float">
            <text:p>1269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85:.E85])" office:value-type="float" office:value="647849.6" calcext:value-type="float">
            <text:p>647,849.60</text:p>
          </table:table-cell>
          <table:table-cell table:style-name="ce7" office:value-type="float" office:value="126850" calcext:value-type="float">
            <text:p>1268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86:.E86])" office:value-type="float" office:value="645528.9" calcext:value-type="float">
            <text:p>645,528.90</text:p>
          </table:table-cell>
          <table:table-cell table:style-name="ce7" office:value-type="float" office:value="126800" calcext:value-type="float">
            <text:p>1268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87:.E87])" office:value-type="float" office:value="645528.9" calcext:value-type="float">
            <text:p>645,528.90</text:p>
          </table:table-cell>
          <table:table-cell table:style-name="ce7" office:value-type="float" office:value="126750" calcext:value-type="float">
            <text:p>1267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7926" calcext:value-type="float">
            <text:p>357926</text:p>
          </table:table-cell>
          <table:table-cell table:style-name="ce7" office:value-type="float" office:value="18414.3" calcext:value-type="float">
            <text:p>18414.3</text:p>
          </table:table-cell>
          <table:table-cell table:style-name="ce7" office:value-type="float" office:value="37338.6" calcext:value-type="float">
            <text:p>37338.6</text:p>
          </table:table-cell>
          <table:table-cell table:style-name="ce7" office:value-type="float" office:value="228616" calcext:value-type="float">
            <text:p>228616</text:p>
          </table:table-cell>
          <table:table-cell table:style-name="ce16" table:formula="of:=SUM([.B88:.E88])" office:value-type="float" office:value="642294.9" calcext:value-type="float">
            <text:p>642,294.90</text:p>
          </table:table-cell>
          <table:table-cell table:style-name="ce7" office:value-type="float" office:value="126700" calcext:value-type="float">
            <text:p>1267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89:.E89])" office:value-type="float" office:value="647849.6" calcext:value-type="float">
            <text:p>647,849.60</text:p>
          </table:table-cell>
          <table:table-cell table:style-name="ce7" office:value-type="float" office:value="126650" calcext:value-type="float">
            <text:p>1266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90:.E90])" office:value-type="float" office:value="647849.6" calcext:value-type="float">
            <text:p>647,849.60</text:p>
          </table:table-cell>
          <table:table-cell table:style-name="ce7" office:value-type="float" office:value="126600" calcext:value-type="float">
            <text:p>1266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7711" calcext:value-type="float">
            <text:p>357711</text:p>
          </table:table-cell>
          <table:table-cell table:style-name="ce7" office:value-type="float" office:value="20067.9" calcext:value-type="float">
            <text:p>20067.9</text:p>
          </table:table-cell>
          <table:table-cell table:style-name="ce7" office:value-type="float" office:value="38435.4" calcext:value-type="float">
            <text:p>38435.4</text:p>
          </table:table-cell>
          <table:table-cell table:style-name="ce7" office:value-type="float" office:value="226694" calcext:value-type="float">
            <text:p>226694</text:p>
          </table:table-cell>
          <table:table-cell table:style-name="ce16" table:formula="of:=SUM([.B91:.E91])" office:value-type="float" office:value="642908.3" calcext:value-type="float">
            <text:p>642,908.30</text:p>
          </table:table-cell>
          <table:table-cell table:style-name="ce7" office:value-type="float" office:value="126550" calcext:value-type="float">
            <text:p>1265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9588" calcext:value-type="float">
            <text:p>359588</text:p>
          </table:table-cell>
          <table:table-cell table:style-name="ce7" office:value-type="float" office:value="18733.5" calcext:value-type="float">
            <text:p>18733.5</text:p>
          </table:table-cell>
          <table:table-cell table:style-name="ce7" office:value-type="float" office:value="38079.1" calcext:value-type="float">
            <text:p>38079.1</text:p>
          </table:table-cell>
          <table:table-cell table:style-name="ce7" office:value-type="float" office:value="228935" calcext:value-type="float">
            <text:p>228935</text:p>
          </table:table-cell>
          <table:table-cell table:style-name="ce16" table:formula="of:=SUM([.B92:.E92])" office:value-type="float" office:value="645335.6" calcext:value-type="float">
            <text:p>645,335.60</text:p>
          </table:table-cell>
          <table:table-cell table:style-name="ce7" office:value-type="float" office:value="126500" calcext:value-type="float">
            <text:p>1265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7711" calcext:value-type="float">
            <text:p>357711</text:p>
          </table:table-cell>
          <table:table-cell table:style-name="ce7" office:value-type="float" office:value="20067.9" calcext:value-type="float">
            <text:p>20067.9</text:p>
          </table:table-cell>
          <table:table-cell table:style-name="ce7" office:value-type="float" office:value="38435.4" calcext:value-type="float">
            <text:p>38435.4</text:p>
          </table:table-cell>
          <table:table-cell table:style-name="ce7" office:value-type="float" office:value="226694" calcext:value-type="float">
            <text:p>226694</text:p>
          </table:table-cell>
          <table:table-cell table:style-name="ce16" table:formula="of:=SUM([.B93:.E93])" office:value-type="float" office:value="642908.3" calcext:value-type="float">
            <text:p>642,908.30</text:p>
          </table:table-cell>
          <table:table-cell table:style-name="ce7" office:value-type="float" office:value="126450" calcext:value-type="float">
            <text:p>1264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94:.E94])" office:value-type="float" office:value="645528.9" calcext:value-type="float">
            <text:p>645,528.90</text:p>
          </table:table-cell>
          <table:table-cell table:style-name="ce7" office:value-type="float" office:value="126400" calcext:value-type="float">
            <text:p>1264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1351" calcext:value-type="float">
            <text:p>361351</text:p>
          </table:table-cell>
          <table:table-cell table:style-name="ce7" office:value-type="float" office:value="18733.5" calcext:value-type="float">
            <text:p>18733.5</text:p>
          </table:table-cell>
          <table:table-cell table:style-name="ce7" office:value-type="float" office:value="38545.7" calcext:value-type="float">
            <text:p>38545.7</text:p>
          </table:table-cell>
          <table:table-cell table:style-name="ce7" office:value-type="float" office:value="227553" calcext:value-type="float">
            <text:p>227553</text:p>
          </table:table-cell>
          <table:table-cell table:style-name="ce16" table:formula="of:=SUM([.B95:.E95])" office:value-type="float" office:value="646183.2" calcext:value-type="float">
            <text:p>646,183.20</text:p>
          </table:table-cell>
          <table:table-cell table:style-name="ce7" office:value-type="float" office:value="126350" calcext:value-type="float">
            <text:p>1263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982" calcext:value-type="float">
            <text:p>364982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549.8" calcext:value-type="float">
            <text:p>40549.8</text:p>
          </table:table-cell>
          <table:table-cell table:style-name="ce7" office:value-type="float" office:value="224206" calcext:value-type="float">
            <text:p>224206</text:p>
          </table:table-cell>
          <table:table-cell table:style-name="ce16" table:formula="of:=SUM([.B96:.E96])" office:value-type="float" office:value="647296.2" calcext:value-type="float">
            <text:p>647,296.20</text:p>
          </table:table-cell>
          <table:table-cell table:style-name="ce7" office:value-type="float" office:value="126300" calcext:value-type="float">
            <text:p>1263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826" calcext:value-type="float">
            <text:p>364826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40783.1" calcext:value-type="float">
            <text:p>40783.1</text:p>
          </table:table-cell>
          <table:table-cell table:style-name="ce7" office:value-type="float" office:value="224595" calcext:value-type="float">
            <text:p>224595</text:p>
          </table:table-cell>
          <table:table-cell table:style-name="ce16" table:formula="of:=SUM([.B97:.E97])" office:value-type="float" office:value="649322.9" calcext:value-type="float">
            <text:p>649,322.90</text:p>
          </table:table-cell>
          <table:table-cell table:style-name="ce7" office:value-type="float" office:value="126250" calcext:value-type="float">
            <text:p>1262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826" calcext:value-type="float">
            <text:p>364826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40783.1" calcext:value-type="float">
            <text:p>40783.1</text:p>
          </table:table-cell>
          <table:table-cell table:style-name="ce7" office:value-type="float" office:value="224595" calcext:value-type="float">
            <text:p>224595</text:p>
          </table:table-cell>
          <table:table-cell table:style-name="ce16" table:formula="of:=SUM([.B98:.E98])" office:value-type="float" office:value="649322.9" calcext:value-type="float">
            <text:p>649,322.90</text:p>
          </table:table-cell>
          <table:table-cell table:style-name="ce7" office:value-type="float" office:value="126200" calcext:value-type="float">
            <text:p>1262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799" calcext:value-type="float">
            <text:p>36479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549.8" calcext:value-type="float">
            <text:p>40549.8</text:p>
          </table:table-cell>
          <table:table-cell table:style-name="ce7" office:value-type="float" office:value="224206" calcext:value-type="float">
            <text:p>224206</text:p>
          </table:table-cell>
          <table:table-cell table:style-name="ce16" table:formula="of:=SUM([.B99:.E99])" office:value-type="float" office:value="647113.2" calcext:value-type="float">
            <text:p>647,113.20</text:p>
          </table:table-cell>
          <table:table-cell table:style-name="ce7" office:value-type="float" office:value="126150" calcext:value-type="float">
            <text:p>1261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1478" calcext:value-type="float">
            <text:p>361478</text:p>
          </table:table-cell>
          <table:table-cell table:style-name="ce7" office:value-type="float" office:value="20067.9" calcext:value-type="float">
            <text:p>20067.9</text:p>
          </table:table-cell>
          <table:table-cell table:style-name="ce7" office:value-type="float" office:value="41351.1" calcext:value-type="float">
            <text:p>41351.1</text:p>
          </table:table-cell>
          <table:table-cell table:style-name="ce7" office:value-type="float" office:value="224278" calcext:value-type="float">
            <text:p>224278</text:p>
          </table:table-cell>
          <table:table-cell table:style-name="ce16" table:formula="of:=SUM([.B100:.E100])" office:value-type="float" office:value="647175" calcext:value-type="float">
            <text:p>647,175.00</text:p>
          </table:table-cell>
          <table:table-cell table:style-name="ce7" office:value-type="float" office:value="126100" calcext:value-type="float">
            <text:p>1261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730" calcext:value-type="float">
            <text:p>364730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41076" calcext:value-type="float">
            <text:p>41076</text:p>
          </table:table-cell>
          <table:table-cell table:style-name="ce7" office:value-type="float" office:value="226873" calcext:value-type="float">
            <text:p>226873</text:p>
          </table:table-cell>
          <table:table-cell table:style-name="ce16" table:formula="of:=SUM([.B101:.E101])" office:value-type="float" office:value="651797.8" calcext:value-type="float">
            <text:p>651,797.80</text:p>
          </table:table-cell>
          <table:table-cell table:style-name="ce7" office:value-type="float" office:value="126050" calcext:value-type="float">
            <text:p>1260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530" calcext:value-type="float">
            <text:p>364530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1277.2" calcext:value-type="float">
            <text:p>41277.2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2:.E102])" office:value-type="float" office:value="649849.6" calcext:value-type="float">
            <text:p>649,849.60</text:p>
          </table:table-cell>
          <table:table-cell table:style-name="ce7" office:value-type="float" office:value="126000" calcext:value-type="float">
            <text:p>1260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3907" calcext:value-type="float">
            <text:p>353907</text:p>
          </table:table-cell>
          <table:table-cell table:style-name="ce7" office:value-type="float" office:value="18414.3" calcext:value-type="float">
            <text:p>18414.3</text:p>
          </table:table-cell>
          <table:table-cell table:style-name="ce7" office:value-type="float" office:value="36238.5" calcext:value-type="float">
            <text:p>36238.5</text:p>
          </table:table-cell>
          <table:table-cell table:style-name="ce7" office:value-type="float" office:value="230201" calcext:value-type="float">
            <text:p>230201</text:p>
          </table:table-cell>
          <table:table-cell table:style-name="ce16" table:formula="of:=SUM([.B103:.E103])" office:value-type="float" office:value="638760.8" calcext:value-type="float">
            <text:p>638,760.80</text:p>
          </table:table-cell>
          <table:table-cell table:style-name="ce7" office:value-type="float" office:value="125950" calcext:value-type="float">
            <text:p>1259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3966" calcext:value-type="float">
            <text:p>363966</text:p>
          </table:table-cell>
          <table:table-cell table:style-name="ce7" office:value-type="float" office:value="17716.2" calcext:value-type="float">
            <text:p>17716.2</text:p>
          </table:table-cell>
          <table:table-cell table:style-name="ce7" office:value-type="float" office:value="40611" calcext:value-type="float">
            <text:p>40611</text:p>
          </table:table-cell>
          <table:table-cell table:style-name="ce7" office:value-type="float" office:value="226454" calcext:value-type="float">
            <text:p>226454</text:p>
          </table:table-cell>
          <table:table-cell table:style-name="ce16" table:formula="of:=SUM([.B104:.E104])" office:value-type="float" office:value="648747.2" calcext:value-type="float">
            <text:p>648,747.20</text:p>
          </table:table-cell>
          <table:table-cell table:style-name="ce7" office:value-type="float" office:value="125900" calcext:value-type="float">
            <text:p>1259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703" calcext:value-type="float">
            <text:p>364703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842.7" calcext:value-type="float">
            <text:p>40842.7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5:.E105])" office:value-type="float" office:value="649588.1" calcext:value-type="float">
            <text:p>649,588.10</text:p>
          </table:table-cell>
          <table:table-cell table:style-name="ce7" office:value-type="float" office:value="125850" calcext:value-type="float">
            <text:p>1258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344" calcext:value-type="float">
            <text:p>364344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468.4" calcext:value-type="float">
            <text:p>40468.4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6:.E106])" office:value-type="float" office:value="648854.8" calcext:value-type="float">
            <text:p>648,854.80</text:p>
          </table:table-cell>
          <table:table-cell table:style-name="ce7" office:value-type="float" office:value="125800" calcext:value-type="float">
            <text:p>1258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344" calcext:value-type="float">
            <text:p>364344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468.4" calcext:value-type="float">
            <text:p>40468.4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7:.E107])" office:value-type="float" office:value="648854.8" calcext:value-type="float">
            <text:p>648,854.80</text:p>
          </table:table-cell>
          <table:table-cell table:style-name="ce7" office:value-type="float" office:value="125750" calcext:value-type="float">
            <text:p>1257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6723" calcext:value-type="float">
            <text:p>366723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1654.6" calcext:value-type="float">
            <text:p>41654.6</text:p>
          </table:table-cell>
          <table:table-cell table:style-name="ce7" office:value-type="float" office:value="226346" calcext:value-type="float">
            <text:p>226346</text:p>
          </table:table-cell>
          <table:table-cell table:style-name="ce16" table:formula="of:=SUM([.B108:.E108])" office:value-type="float" office:value="652282" calcext:value-type="float">
            <text:p>652,282.00</text:p>
          </table:table-cell>
          <table:table-cell table:style-name="ce7" office:value-type="float" office:value="125700" calcext:value-type="float">
            <text:p>1257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6723" calcext:value-type="float">
            <text:p>366723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1654.6" calcext:value-type="float">
            <text:p>41654.6</text:p>
          </table:table-cell>
          <table:table-cell table:style-name="ce7" office:value-type="float" office:value="226346" calcext:value-type="float">
            <text:p>226346</text:p>
          </table:table-cell>
          <table:table-cell table:style-name="ce16" table:formula="of:=SUM([.B109:.E109])" office:value-type="float" office:value="652282" calcext:value-type="float">
            <text:p>652,282.00</text:p>
          </table:table-cell>
          <table:table-cell table:style-name="ce7" office:value-type="float" office:value="125650" calcext:value-type="float">
            <text:p>125650</text:p>
          </table:table-cell>
          <table:table-cell table:number-columns-repeated="13"/>
        </table:table-row>
        <table:table-row table:style-name="ro1" table:number-rows-repeated="104846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Planilha1.A48:Planilha1.M76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0:29:36.202000000</meta:creation-date>
    <dc:date>2022-05-16T19:21:41.151000000</dc:date>
    <meta:editing-duration>PT35M12S</meta:editing-duration>
    <meta:editing-cycles>1</meta:editing-cycles>
    <meta:document-statistic meta:table-count="1" meta:cell-count="841" meta:object-count="2"/>
    <meta:generator>LibreOffice/7.2.2.2$Windows_X86_64 LibreOffice_project/02b2acce88a210515b4a5bb2e46cbfb63fe97d56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241cm" svg:y="4.204cm" style:legend-expansion="high" chart:style-name="ch2"/>
        <chart:plot-area chart:style-name="ch3" table:cell-range-address="Planilha1.H49:Planilha1.H76" svg:x="0.319cm" svg:y="0.18cm" svg:width="12.603cm" svg:height="8.646cm">
          <chart:coordinate-region svg:x="2.263cm" svg:y="0.379cm" svg:width="10.47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H49:Planilha1.H76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680">
                <text:p>652680</text:p>
                <draw:g>
                  <svg:desc>Planilha1.H49:Planilha1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2295">
                <text:p>642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2909">
                <text:p>642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5336">
                <text:p>645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2909">
                <text:p>642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6183">
                <text:p>646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7296">
                <text:p>647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9323">
                <text:p>649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9323">
                <text:p>649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7113">
                <text:p>647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7175">
                <text:p>647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1798">
                <text:p>651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850">
                <text:p>6498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8761">
                <text:p>638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8748">
                <text:p>6487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9588">
                <text:p>649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8855">
                <text:p>648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8855">
                <text:p>6488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2282">
                <text:p>652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legend chart:legend-position="end" svg:x="13.241cm" svg:y="4.203cm" style:legend-expansion="high" chart:style-name="ch2"/>
        <chart:plot-area chart:style-name="ch3" table:cell-range-address="Planilha1.F82:Planilha1.G109 Planilha1.F81:Planilha1.F81" chart:data-source-has-labels="both" svg:x="0.32cm" svg:y="0.18cm" svg:width="12.601cm" svg:height="7.664cm">
          <chart:coordinate-region svg:x="2.264cm" svg:y="0.18cm" svg:width="10.657cm" svg:height="6.149cm"/>
          <chart:axis chart:dimension="x" chart:name="primary-x" chart:style-name="ch4" chartooo:axis-type="auto">
            <chartooo:date-scale/>
            <chart:title svg:x="5.967cm" svg:y="8.024cm" chart:style-name="ch5">
              <text:p>capacity</text:p>
            </chart:title>
            <chart:categories table:cell-range-address="Planilha1.G82:Planilha1.G10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82:Planilha1.F109" chart:label-cell-address="Planilha1.F81:Planilha1.F81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Planilha1.F81:Planilha1.F81</svg:desc>
                </draw:g>
              </table:table-cell>
            </table:table-row>
          </table:table-header-rows>
          <table:table-rows>
            <table:table-row>
              <table:table-cell office:value-type="float" office:value="127000">
                <text:p>127000</text:p>
                <draw:g>
                  <svg:desc>Planilha1.G82:Planilha1.G109</svg:desc>
                </draw:g>
              </table:table-cell>
              <table:table-cell office:value-type="float" office:value="652679.8">
                <text:p>652679.8</text:p>
                <draw:g>
                  <svg:desc>Planilha1.F82:Planilha1.F109</svg:desc>
                </draw:g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2294.9">
                <text:p>642294.9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5335.6">
                <text:p>645335.6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6183.2">
                <text:p>646183.2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296.2">
                <text:p>647296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7175">
                <text:p>647175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51797.8">
                <text:p>651797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9849.6">
                <text:p>649849.6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38760.8">
                <text:p>638760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48747.2">
                <text:p>648747.2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float" office:value="125650">
                <text:p>125650</text:p>
              </table:table-cell>
              <table:table-cell office:value-type="float" office:value="652282">
                <text:p>6522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